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-color="#ffffff" draw:textarea-horizontal-align="justify" draw:textarea-vertical-align="middle" draw:auto-grow-height="false" fo:min-height="2.296cm" fo:min-width="18.931cm"/>
    </style:style>
    <style:style style:name="gr2" style:family="graphic" style:parent-style-name="standard">
      <style:graphic-properties svg:stroke-color="#333333" draw:fill-color="#ffffff" draw:textarea-horizontal-align="justify" draw:textarea-vertical-align="middle" draw:auto-grow-height="false" fo:min-height="2.295cm" fo:min-width="18.931cm"/>
    </style:style>
    <style:style style:name="gr3" style:family="graphic" style:parent-style-name="standard">
      <style:graphic-properties svg:stroke-color="#666666" draw:fill-color="#ffffff" draw:textarea-horizontal-align="justify" draw:textarea-vertical-align="middle" draw:auto-grow-height="false" fo:min-height="1.932cm" fo:min-width="6.008cm"/>
    </style:style>
    <style:style style:name="gr4" style:family="graphic" style:parent-style-name="standard">
      <style:graphic-properties svg:stroke-color="#666666" draw:fill-color="#ffffff" draw:textarea-horizontal-align="justify" draw:textarea-vertical-align="middle" draw:auto-grow-height="false" fo:min-height="1.932cm" fo:min-width="6.007cm"/>
    </style:style>
    <style:style style:name="gr5" style:family="graphic" style:parent-style-name="standard">
      <style:graphic-properties svg:stroke-color="#666666" draw:fill-color="#ffffff" draw:textarea-horizontal-align="justify" draw:textarea-vertical-align="middle" draw:auto-grow-height="false" fo:min-height="3.751cm" fo:min-width="6.008cm"/>
    </style:style>
    <style:style style:name="gr6" style:family="graphic" style:parent-style-name="standard">
      <style:graphic-properties svg:stroke-color="#666666" draw:fill-color="#ffffff" draw:textarea-horizontal-align="justify" draw:textarea-vertical-align="middle" draw:auto-grow-height="false" fo:min-height="3.751cm" fo:min-width="6.007cm"/>
    </style:style>
    <style:style style:name="P1" style:family="paragraph">
      <style:paragraph-properties fo:text-align="center"/>
      <style:text-properties fo:font-size="18pt" style:font-weight-complex="normal"/>
    </style:style>
    <style:style style:name="P2" style:family="paragraph">
      <loext:graphic-properties draw:fill-color="#ffffff"/>
      <style:paragraph-properties fo:text-align="center"/>
      <style:text-properties fo:font-size="18pt" style:font-size-asian="16pt" style:font-size-complex="16pt" style:font-weight-complex="normal"/>
    </style:style>
    <style:style style:name="P3" style:family="paragraph">
      <style:paragraph-properties fo:text-align="center"/>
      <style:text-properties fo:font-size="18pt" style:font-size-asian="18pt" style:font-size-complex="18pt" style:font-weight-complex="normal"/>
    </style:style>
    <style:style style:name="P4" style:family="paragraph">
      <loext:graphic-properties draw:fill-color="#ffffff"/>
      <style:paragraph-properties fo:text-align="center"/>
      <style:text-properties fo:font-size="18pt" style:font-size-asian="18pt" style:font-size-complex="18pt" style:font-weight-complex="normal"/>
    </style:style>
    <style:style style:name="P5" style:family="paragraph">
      <loext:graphic-properties draw:fill-color="#ffffff"/>
      <style:paragraph-properties fo:text-align="center"/>
      <style:text-properties fo:font-size="18pt" style:font-size-asian="10pt" style:font-size-complex="10pt" style:font-weight-complex="normal"/>
    </style:style>
    <style:style style:name="P6" style:family="paragraph">
      <loext:graphic-properties draw:fill-color="#ffffff"/>
      <style:paragraph-properties fo:text-align="center"/>
      <style:text-properties fo:font-size="18pt" style:font-weight-complex="normal"/>
    </style:style>
    <style:style style:name="T1" style:family="text">
      <style:text-properties style:font-size-asian="16pt" style:font-size-complex="16pt"/>
    </style:style>
    <style:style style:name="T2" style:family="text">
      <style:text-properties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431cm" svg:height="2.546cm" svg:x="3.441cm" svg:y="14.525cm">
          <text:p text:style-name="P1"><text:span text:style-name="T1">Infrastructu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9.431cm" svg:height="2.546cm" svg:x="3.441cm" svg:y="11.979cm">
          <text:p text:style-name="P1"><text:span text:style-name="T1">Host O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.431cm" svg:height="2.545cm" svg:x="3.441cm" svg:y="9.434cm">
          <text:p text:style-name="P1"><text:span text:style-name="T1">Hypervis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508cm" svg:height="2.182cm" svg:x="3.441cm" svg:y="3.251cm">
          <text:p text:style-name="P3">Bin/Lib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6.507cm" svg:height="2.182cm" svg:x="9.857cm" svg:y="3.251cm">
          <text:p text:style-name="P3">Bin/Lib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6.508cm" svg:height="2.182cm" svg:x="16.364cm" svg:y="3.251cm">
          <text:p text:style-name="P3">Bin/Lib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6.508cm" svg:height="2.182cm" svg:x="3.441cm" svg:y="1.069cm">
          <text:p text:style-name="P3">A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6.507cm" svg:height="2.182cm" svg:x="9.857cm" svg:y="1.069cm">
          <text:p text:style-name="P3">A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6.508cm" svg:height="2.182cm" svg:x="16.364cm" svg:y="1.069cm">
          <text:p text:style-name="P3">A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6.508cm" svg:height="4.001cm" svg:x="3.441cm" svg:y="5.433cm">
          <text:p text:style-name="P1"><text:span text:style-name="T2">Guest 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6.507cm" svg:height="4.001cm" svg:x="9.857cm" svg:y="5.433cm">
          <text:p text:style-name="P1">Guest 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6.508cm" svg:height="4.001cm" svg:x="16.364cm" svg:y="5.433cm">
          <text:p text:style-name="P1">Guest OS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argi-1.2b" style:font-family-complex="Gargi-1.2b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42cm" fo:margin-bottom="0.801cm" fo:margin-left="3.187cm" fo:margin-right="3.803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8T20:40:14.401420923</meta:creation-date>
    <dc:date>2015-07-28T21:03:49.459160672</dc:date>
    <meta:editing-duration>PT23M33S</meta:editing-duration>
    <meta:editing-cycles>4</meta:editing-cycles>
    <meta:generator>LibreOffice/4.4.4.3$Linux_X86_64 LibreOffice_project/40m0$Build-3</meta:generator>
    <meta:document-statistic meta:object-count="12"/>
  </office:meta>
</office:document-meta>
</file>